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ORI QUISPE, JUAN ALEX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ORI QUISPE, JUAN ALEX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21356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5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1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60194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CARMEN VARGAS</text:span></text:p>
          </table:table-cell>
          <table:table-cell table:style-name="Tabla5.A2" office:value-type="string">
            <text:p text:style-name="P1"><text:span text:style-name="T4">POLLO BB</text:span></text:p>
          </table:table-cell>
          <table:table-cell table:style-name="Tabla5.A2" office:value-type="string">
            <text:p text:style-name="P1"><text:span text:style-name="T4">1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37:0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